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37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438cm"/>
    </style:style>
    <style:style style:name="gr5" style:family="graphic" style:parent-style-name="objectwithoutfill">
      <style:graphic-properties svg:stroke-width="0.051cm" svg:stroke-color="#ff66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857cm"/>
    </style:style>
    <style:style style:name="gr7" style:family="graphic" style:parent-style-name="objectwithoutfill">
      <style:graphic-properties svg:stroke-width="0.051cm" svg:stroke-color="#00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99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36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4.836cm" svg:y1="8.815cm" svg:x2="4.836cm" svg:y2="8.998cm">
              <text:p/>
            </draw:line>
            <draw:line draw:style-name="gr1" draw:text-style-name="P1" draw:layer="layout" svg:x1="4.836cm" svg:y1="8.999cm" svg:x2="4.647cm" svg:y2="9.121cm">
              <text:p/>
            </draw:line>
            <draw:line draw:style-name="gr1" draw:text-style-name="P1" draw:layer="layout" svg:x1="4.949cm" svg:y1="9.243cm" svg:x2="4.647cm" svg:y2="9.121cm">
              <text:p/>
            </draw:line>
            <draw:line draw:style-name="gr1" draw:text-style-name="P1" draw:layer="layout" svg:x1="4.647cm" svg:y1="9.365cm" svg:x2="4.949cm" svg:y2="9.243cm">
              <text:p/>
            </draw:line>
            <draw:line draw:style-name="gr1" draw:text-style-name="P1" draw:layer="layout" svg:x1="4.949cm" svg:y1="9.487cm" svg:x2="4.647cm" svg:y2="9.365cm">
              <text:p/>
            </draw:line>
            <draw:line draw:style-name="gr1" draw:text-style-name="P1" draw:layer="layout" svg:x1="4.647cm" svg:y1="9.61cm" svg:x2="4.949cm" svg:y2="9.488cm">
              <text:p/>
            </draw:line>
            <draw:line draw:style-name="gr1" draw:text-style-name="P1" draw:layer="layout" svg:x1="4.836cm" svg:y1="9.702cm" svg:x2="4.647cm" svg:y2="9.61cm">
              <text:p/>
            </draw:line>
            <draw:line draw:style-name="gr1" draw:text-style-name="P1" draw:layer="layout" svg:x1="4.836cm" svg:y1="9.885cm" svg:x2="4.836cm" svg:y2="9.702cm">
              <text:p/>
            </draw:line>
          </draw:g>
          <draw:g>
            <draw:line draw:style-name="gr1" draw:text-style-name="P1" draw:layer="layout" svg:x1="5.486cm" svg:y1="7.759cm" svg:x2="5.486cm" svg:y2="7.942cm">
              <text:p/>
            </draw:line>
            <draw:line draw:style-name="gr1" draw:text-style-name="P1" draw:layer="layout" svg:x1="5.486cm" svg:y1="7.943cm" svg:x2="5.297cm" svg:y2="8.065cm">
              <text:p/>
            </draw:line>
            <draw:line draw:style-name="gr1" draw:text-style-name="P1" draw:layer="layout" svg:x1="5.599cm" svg:y1="8.187cm" svg:x2="5.297cm" svg:y2="8.065cm">
              <text:p/>
            </draw:line>
            <draw:line draw:style-name="gr1" draw:text-style-name="P1" draw:layer="layout" svg:x1="5.297cm" svg:y1="8.309cm" svg:x2="5.599cm" svg:y2="8.187cm">
              <text:p/>
            </draw:line>
            <draw:line draw:style-name="gr1" draw:text-style-name="P1" draw:layer="layout" svg:x1="5.599cm" svg:y1="8.431cm" svg:x2="5.297cm" svg:y2="8.309cm">
              <text:p/>
            </draw:line>
            <draw:line draw:style-name="gr1" draw:text-style-name="P1" draw:layer="layout" svg:x1="5.297cm" svg:y1="8.554cm" svg:x2="5.599cm" svg:y2="8.432cm">
              <text:p/>
            </draw:line>
            <draw:line draw:style-name="gr1" draw:text-style-name="P1" draw:layer="layout" svg:x1="5.486cm" svg:y1="8.646cm" svg:x2="5.297cm" svg:y2="8.554cm">
              <text:p/>
            </draw:line>
            <draw:line draw:style-name="gr1" draw:text-style-name="P1" draw:layer="layout" svg:x1="5.486cm" svg:y1="8.829cm" svg:x2="5.486cm" svg:y2="8.646cm">
              <text:p/>
            </draw:line>
          </draw:g>
          <draw:line draw:style-name="gr1" draw:text-style-name="P1" draw:layer="layout" svg:x1="4.798cm" svg:y1="8.815cm" svg:x2="5.477cm" svg:y2="8.815cm">
            <text:p/>
          </draw:line>
          <draw:line draw:style-name="gr1" draw:text-style-name="P1" draw:layer="layout" svg:x1="5.477cm" svg:y1="8.815cm" svg:x2="5.477cm" svg:y2="9.885cm">
            <text:p/>
          </draw:line>
          <draw:line draw:style-name="gr1" draw:text-style-name="P1" draw:layer="layout" svg:x1="4.723cm" svg:y1="9.885cm" svg:x2="4.949cm" svg:y2="9.885cm">
            <text:p/>
          </draw:line>
          <draw:line draw:style-name="gr1" draw:text-style-name="P1" draw:layer="layout" svg:x1="4.798cm" svg:y1="9.956cm" svg:x2="4.873cm" svg:y2="9.956cm">
            <text:p/>
          </draw:line>
          <draw:line draw:style-name="gr1" draw:text-style-name="P1" draw:layer="layout" svg:x1="4.647cm" svg:y1="9.814cm" svg:x2="5.024cm" svg:y2="9.814cm">
            <text:p/>
          </draw:line>
          <draw:frame draw:style-name="gr2" draw:text-style-name="P2" draw:layer="layout" svg:width="1.433cm" svg:height="0.687cm" svg:x="5.175cm" svg:y="9.886cm">
            <draw:text-box>
              <text:p text:style-name="P2"><text:span text:style-name="T1">FIOx</text:span></text:p>
            </draw:text-box>
          </draw:frame>
          <draw:custom-shape draw:style-name="gr3" draw:text-style-name="P1" draw:layer="layout" svg:width="0.151cm" svg:height="0.143cm" svg:x="5.401cm" svg:y="8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1cm" svg:height="0.143cm" svg:x="5.401cm" svg:y="9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.206cm" svg:height="0.688cm" svg:x="5.703cm" svg:y="8.101cm">
            <draw:text-box>
              <text:p text:style-name="P2"><text:span text:style-name="T1">56k</text:span></text:p>
            </draw:text-box>
          </draw:frame>
          <draw:frame draw:style-name="gr2" draw:text-style-name="P2" draw:layer="layout" svg:width="1.357cm" svg:height="0.687cm" svg:x="3.667cm" svg:y="9.017cm">
            <draw:text-box>
              <text:p text:style-name="P2"><text:span text:style-name="T1">2.2k</text:span></text:p>
            </draw:text-box>
          </draw:frame>
          <draw:path draw:style-name="gr5" draw:text-style-name="P1" draw:layer="layout" svg:width="1.69cm" svg:height="1.241cm" svg:x="5.477cm" svg:y="6.503cm" svg:viewBox="0 0 1691 1242" svg:d="m0 1242c28-76 194-70 226-143 33-75 60-195 80-275 20-81 75-142 122-210 45-66 133-106 221-114 105-10 176 81 207 155 26 63 25 144-43 203-52 44-200 113-285 27-60-59-51-142 0-214 47-66 117-111 192-151 76-40 139-99 215-142 73-42 143-88 213-135 64-42 146-55 215-95 77-45 152-70 228-108l72-13 28-27">
            <text:p/>
          </draw:path>
          <draw:frame draw:style-name="gr6" draw:text-style-name="P2" draw:layer="layout" svg:width="1.508cm" svg:height="1.433cm" svg:x="6.985cm" svg:y="6.461cm">
            <draw:text-box>
              <text:p text:style-name="P2"><text:span text:style-name="T1">To test point</text:span></text:p>
            </draw:text-box>
          </draw:frame>
        </draw:g>
        <draw:g>
          <draw:g>
            <draw:line draw:style-name="gr1" draw:text-style-name="P1" draw:layer="layout" svg:x1="12.837cm" svg:y1="8.942cm" svg:x2="12.837cm" svg:y2="9.148cm">
              <text:p/>
            </draw:line>
            <draw:line draw:style-name="gr1" draw:text-style-name="P1" draw:layer="layout" svg:x1="12.837cm" svg:y1="9.148cm" svg:x2="12.648cm" svg:y2="9.285cm">
              <text:p/>
            </draw:line>
            <draw:line draw:style-name="gr1" draw:text-style-name="P1" draw:layer="layout" svg:x1="12.95cm" svg:y1="9.423cm" svg:x2="12.648cm" svg:y2="9.286cm">
              <text:p/>
            </draw:line>
            <draw:line draw:style-name="gr1" draw:text-style-name="P1" draw:layer="layout" svg:x1="12.648cm" svg:y1="9.56cm" svg:x2="12.95cm" svg:y2="9.423cm">
              <text:p/>
            </draw:line>
            <draw:line draw:style-name="gr1" draw:text-style-name="P1" draw:layer="layout" svg:x1="12.95cm" svg:y1="9.697cm" svg:x2="12.648cm" svg:y2="9.56cm">
              <text:p/>
            </draw:line>
            <draw:line draw:style-name="gr1" draw:text-style-name="P1" draw:layer="layout" svg:x1="12.648cm" svg:y1="9.835cm" svg:x2="12.95cm" svg:y2="9.698cm">
              <text:p/>
            </draw:line>
            <draw:line draw:style-name="gr1" draw:text-style-name="P1" draw:layer="layout" svg:x1="12.837cm" svg:y1="9.938cm" svg:x2="12.648cm" svg:y2="9.835cm">
              <text:p/>
            </draw:line>
            <draw:line draw:style-name="gr1" draw:text-style-name="P1" draw:layer="layout" svg:x1="12.837cm" svg:y1="10.144cm" svg:x2="12.837cm" svg:y2="9.938cm">
              <text:p/>
            </draw:line>
          </draw:g>
          <draw:g>
            <draw:line draw:style-name="gr1" draw:text-style-name="P1" draw:layer="layout" svg:x1="13.848cm" svg:y1="7.886cm" svg:x2="13.848cm" svg:y2="8.069cm">
              <text:p/>
            </draw:line>
            <draw:line draw:style-name="gr1" draw:text-style-name="P1" draw:layer="layout" svg:x1="13.848cm" svg:y1="8.07cm" svg:x2="13.659cm" svg:y2="8.192cm">
              <text:p/>
            </draw:line>
            <draw:line draw:style-name="gr1" draw:text-style-name="P1" draw:layer="layout" svg:x1="13.961cm" svg:y1="8.314cm" svg:x2="13.659cm" svg:y2="8.192cm">
              <text:p/>
            </draw:line>
            <draw:line draw:style-name="gr1" draw:text-style-name="P1" draw:layer="layout" svg:x1="13.659cm" svg:y1="8.436cm" svg:x2="13.961cm" svg:y2="8.314cm">
              <text:p/>
            </draw:line>
            <draw:line draw:style-name="gr1" draw:text-style-name="P1" draw:layer="layout" svg:x1="13.961cm" svg:y1="8.558cm" svg:x2="13.659cm" svg:y2="8.436cm">
              <text:p/>
            </draw:line>
            <draw:line draw:style-name="gr1" draw:text-style-name="P1" draw:layer="layout" svg:x1="13.659cm" svg:y1="8.681cm" svg:x2="13.961cm" svg:y2="8.559cm">
              <text:p/>
            </draw:line>
            <draw:line draw:style-name="gr1" draw:text-style-name="P1" draw:layer="layout" svg:x1="13.848cm" svg:y1="8.773cm" svg:x2="13.659cm" svg:y2="8.681cm">
              <text:p/>
            </draw:line>
            <draw:line draw:style-name="gr1" draw:text-style-name="P1" draw:layer="layout" svg:x1="13.848cm" svg:y1="8.956cm" svg:x2="13.848cm" svg:y2="8.773cm">
              <text:p/>
            </draw:line>
          </draw:g>
          <draw:line draw:style-name="gr1" draw:text-style-name="P1" draw:layer="layout" svg:x1="12.799cm" svg:y1="8.942cm" svg:x2="13.831cm" svg:y2="8.935cm">
            <text:p/>
          </draw:line>
          <draw:line draw:style-name="gr1" draw:text-style-name="P1" draw:layer="layout" svg:x1="13.839cm" svg:y1="8.942cm" svg:x2="13.839cm" svg:y2="10.012cm">
            <text:p/>
          </draw:line>
          <draw:line draw:style-name="gr1" draw:text-style-name="P1" draw:layer="layout" svg:x1="12.76cm" svg:y1="10.2cm" svg:x2="12.986cm" svg:y2="10.2cm">
            <text:p/>
          </draw:line>
          <draw:line draw:style-name="gr1" draw:text-style-name="P1" draw:layer="layout" svg:x1="12.835cm" svg:y1="10.271cm" svg:x2="12.91cm" svg:y2="10.271cm">
            <text:p/>
          </draw:line>
          <draw:line draw:style-name="gr1" draw:text-style-name="P1" draw:layer="layout" svg:x1="12.684cm" svg:y1="10.129cm" svg:x2="13.061cm" svg:y2="10.129cm">
            <text:p/>
          </draw:line>
          <draw:frame draw:style-name="gr2" draw:text-style-name="P2" draw:layer="layout" svg:width="1.433cm" svg:height="0.687cm" svg:x="11.287cm" svg:y="9.965cm">
            <draw:text-box>
              <text:p text:style-name="P2"><text:span text:style-name="T1">+5v</text:span></text:p>
            </draw:text-box>
          </draw:frame>
          <draw:custom-shape draw:style-name="gr3" draw:text-style-name="P1" draw:layer="layout" svg:width="0.151cm" svg:height="0.143cm" svg:x="13.763cm" svg:y="8.8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1cm" svg:height="0.143cm" svg:x="13.763cm" svg:y="9.9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.206cm" svg:height="0.688cm" svg:x="13.944cm" svg:y="8.18cm">
            <draw:text-box>
              <text:p text:style-name="P2"><text:span text:style-name="T1">2.2k</text:span></text:p>
            </draw:text-box>
          </draw:frame>
          <draw:frame draw:style-name="gr2" draw:text-style-name="P2" draw:layer="layout" svg:width="1.357cm" svg:height="0.687cm" svg:x="12.466cm" svg:y="8.407cm">
            <draw:text-box>
              <text:p text:style-name="P2"><text:span text:style-name="T1">2.2k</text:span></text:p>
            </draw:text-box>
          </draw:frame>
          <draw:path draw:style-name="gr7" draw:text-style-name="P1" draw:layer="layout" svg:width="1.777cm" svg:height="1.241cm" svg:x="13.807cm" svg:y="6.616cm" svg:viewBox="0 0 1778 1242" svg:d="m0 1242c28-76 280-70 313-143 33-75 60-195 80-275 20-81 74-141 121-209 46-67 134-107 222-115 105-10 210-79 285-122 73-42 144-88 214-135 64-42 146-55 214-95 78-45 153-70 229-107l71-14 29-27">
            <text:p/>
          </draw:path>
          <draw:frame draw:style-name="gr6" draw:text-style-name="P2" draw:layer="layout" svg:width="2.567cm" svg:height="1.107cm" svg:x="14.407cm" svg:y="6.829cm">
            <draw:text-box>
              <text:p text:style-name="P2"><text:span text:style-name="T1">To current sensor</text:span></text:p>
            </draw:text-box>
          </draw:frame>
          <draw:path draw:style-name="gr8" draw:text-style-name="P1" draw:layer="layout" svg:width="3.301cm" svg:height="3.682cm" svg:x="11.879cm" svg:y="6.334cm" svg:viewBox="0 0 3302 3683" svg:d="m0 3683c39-92-2-801 43-889 0-127 75-242 102-339 28-98 1347-1630 1411-1712 64-81 186-129 307-139 145-12 290-95 394-147 100-51 198-107 295-163 89-51 202-67 296-115 107-55 211-85 316-129l98-17 40-33">
            <text:p/>
          </draw:path>
          <draw:path draw:style-name="gr9" draw:text-style-name="P1" draw:layer="layout" svg:width="2.822cm" svg:height="3.503cm" svg:x="12.328cm" svg:y="6.513cm" svg:viewBox="0 0 2823 3504" svg:d="m483 3504c-508-254-510-801-465-889 0-127 75-242 102-339 28-98 807-1103 871-1185 64-81 319-451 440-461 312-120 697-300 801-352 100-51 198-107 295-163 89-51 202-67 296-115">
            <text:p/>
          </draw:path>
          <draw:path draw:style-name="gr8" draw:text-style-name="P1" draw:layer="layout" svg:width="3.301cm" svg:height="3.682cm" svg:x="11.879cm" svg:y="6.335cm" svg:viewBox="0 0 3302 3683" svg:d="m0 3683c39-92-2-801 43-889 0-127 75-242 102-339 28-98 1347-1630 1411-1712 64-81 186-129 307-139 145-12 290-95 394-147 100-51 198-107 295-163 89-51 202-67 296-115 107-55 211-85 316-129l98-17 40-33">
            <text:p/>
          </draw:path>
          <draw:path draw:style-name="gr8" draw:text-style-name="P1" draw:layer="layout" svg:width="3.301cm" svg:height="3.682cm" svg:x="11.879cm" svg:y="6.335cm" svg:viewBox="0 0 3302 3683" svg:d="m0 3683c39-92-2-801 43-889 0-127 75-242 102-339 28-98 1347-1630 1411-1712 64-81 186-129 307-139 145-12 290-95 394-147 100-51 198-107 295-163 89-51 202-67 296-115 107-55 211-85 316-129l98-17 40-33">
            <text:p/>
          </draw:path>
          <draw:path draw:style-name="gr8" draw:text-style-name="P1" draw:layer="layout" svg:width="3.301cm" svg:height="3.682cm" svg:x="11.879cm" svg:y="6.335cm" svg:viewBox="0 0 3302 3683" svg:d="m0 3683c39-92-2-801 43-889 0-127 75-242 102-339 28-98 1347-1630 1411-1712 64-81 186-129 307-139 145-12 290-95 394-147 100-51 198-107 295-163 89-51 202-67 296-115 107-55 211-85 316-129l98-17 40-33">
            <text:p/>
          </draw:path>
          <draw:custom-shape draw:style-name="gr3" draw:text-style-name="P1" draw:layer="layout" svg:width="0.151cm" svg:height="0.143cm" svg:x="12.763cm" svg:y="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1.911cm" svg:height="0.645cm" svg:x="13.423cm" svg:y="10.101cm">
            <draw:text-box>
              <text:p text:style-name="P2"><text:span text:style-name="T1">FIOx</text:span></text:p>
            </draw:text-box>
          </draw:frame>
          <draw:line draw:style-name="gr1" draw:text-style-name="P1" draw:layer="layout" svg:x1="13.319cm" svg:y1="9.001cm" svg:x2="13.319cm" svg:y2="9.382cm">
            <text:p/>
          </draw:line>
          <draw:line draw:style-name="gr1" draw:text-style-name="P1" draw:layer="layout" svg:x1="12.811cm" svg:y1="10.017cm" svg:x2="13.319cm" svg:y2="10.017cm">
            <text:p/>
          </draw:line>
          <draw:line draw:style-name="gr1" draw:text-style-name="P1" draw:layer="layout" svg:x1="13.319cm" svg:y1="9.509cm" svg:x2="13.319cm" svg:y2="10.017cm">
            <text:p/>
          </draw:line>
          <draw:line draw:style-name="gr1" draw:text-style-name="P1" draw:layer="layout" svg:x1="13.192cm" svg:y1="9.382cm" svg:x2="13.446cm" svg:y2="9.382cm">
            <text:p/>
          </draw:line>
          <draw:line draw:style-name="gr1" draw:text-style-name="P1" draw:layer="layout" svg:x1="13.192cm" svg:y1="9.509cm" svg:x2="13.446cm" svg:y2="9.509cm">
            <text:p/>
          </draw:line>
          <draw:custom-shape draw:style-name="gr3" draw:text-style-name="P1" draw:layer="layout" svg:width="0.151cm" svg:height="0.143cm" svg:x="13.24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14:52:27.138094952</meta:creation-date>
    <dc:date>2016-05-25T15:32:54.450854286</dc:date>
    <meta:editing-duration>PT9M56S</meta:editing-duration>
    <meta:editing-cycles>1</meta:editing-cycles>
    <meta:document-statistic meta:object-count="75"/>
    <meta:generator>LibreOffice/4.1.3.2$Linux_X86_64 LibreOffice_project/410m0$Build-2</meta:generator>
  </office:meta>
</office:document-meta>
</file>